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ru" fo:country="RU" officeooo:paragraph-rsid="000d46a4"/>
    </style:style>
    <style:style style:name="P2" style:family="paragraph" style:parent-style-name="Standard">
      <style:text-properties fo:language="ru" fo:country="RU" officeooo:paragraph-rsid="000cfbbb"/>
    </style:style>
    <style:style style:name="P3" style:family="paragraph" style:parent-style-name="Standard">
      <style:text-properties fo:language="ru" fo:country="RU" officeooo:rsid="000f7fbb" officeooo:paragraph-rsid="000f7fbb"/>
    </style:style>
    <style:style style:name="P4" style:family="paragraph" style:parent-style-name="Standard">
      <style:text-properties fo:language="ru" fo:country="RU"/>
    </style:style>
    <style:style style:name="P5" style:family="paragraph" style:parent-style-name="Standard">
      <style:text-properties fo:language="ru" fo:country="RU" officeooo:rsid="0015e03c" officeooo:paragraph-rsid="0015e03c"/>
    </style:style>
    <style:style style:name="P6" style:family="paragraph" style:parent-style-name="Standard">
      <style:text-properties fo:language="ru" fo:country="RU" fo:font-weight="bold" officeooo:rsid="0016d58a" officeooo:paragraph-rsid="0016d58a" style:font-weight-asian="bold" style:font-weight-complex="bold"/>
    </style:style>
    <style:style style:name="P7" style:family="paragraph" style:parent-style-name="Standard">
      <style:text-properties fo:language="ru" fo:country="RU" officeooo:rsid="000cfbbb" officeooo:paragraph-rsid="000cfbbb"/>
    </style:style>
    <style:style style:name="P8" style:family="paragraph" style:parent-style-name="Standard">
      <style:text-properties fo:language="ru" fo:country="RU" officeooo:rsid="000d46a4" officeooo:paragraph-rsid="000d46a4"/>
    </style:style>
    <style:style style:name="P9" style:family="paragraph" style:parent-style-name="Standard">
      <style:text-properties fo:language="ru" fo:country="RU" officeooo:rsid="000d46a4" officeooo:paragraph-rsid="000d8518"/>
    </style:style>
    <style:style style:name="P10" style:family="paragraph" style:parent-style-name="Standard">
      <style:text-properties fo:language="ru" fo:country="RU" officeooo:rsid="000d8518" officeooo:paragraph-rsid="000d8518"/>
    </style:style>
    <style:style style:name="P11" style:family="paragraph" style:parent-style-name="Standard">
      <style:text-properties fo:language="ru" fo:country="RU" officeooo:paragraph-rsid="000d8518"/>
    </style:style>
    <style:style style:name="P12" style:family="paragraph" style:parent-style-name="Standard">
      <style:text-properties fo:language="ru" fo:country="RU" fo:font-weight="normal" officeooo:rsid="0016d58a" officeooo:paragraph-rsid="0016d58a" style:font-weight-asian="normal" style:font-weight-complex="normal"/>
    </style:style>
    <style:style style:name="P13" style:family="paragraph" style:parent-style-name="Standard">
      <style:text-properties fo:language="ru" fo:country="RU" officeooo:paragraph-rsid="001882c6"/>
    </style:style>
    <style:style style:name="P14" style:family="paragraph" style:parent-style-name="Standard">
      <style:text-properties fo:language="ru" fo:country="RU" officeooo:rsid="001882c6" officeooo:paragraph-rsid="00195f03"/>
    </style:style>
    <style:style style:name="P15" style:family="paragraph" style:parent-style-name="Standard">
      <style:text-properties fo:language="ru" fo:country="RU" officeooo:rsid="001882c6" officeooo:paragraph-rsid="001dde13"/>
    </style:style>
    <style:style style:name="P16" style:family="paragraph" style:parent-style-name="Standard">
      <style:text-properties fo:language="ru" fo:country="RU" officeooo:rsid="001882c6" officeooo:paragraph-rsid="0031fed1"/>
    </style:style>
    <style:style style:name="P17" style:family="paragraph" style:parent-style-name="Standard">
      <style:text-properties fo:language="ru" fo:country="RU" officeooo:rsid="001a7dac" officeooo:paragraph-rsid="001a7dac"/>
    </style:style>
    <style:style style:name="P18" style:family="paragraph" style:parent-style-name="Standard">
      <style:text-properties fo:language="ru" fo:country="RU" officeooo:paragraph-rsid="001db3c1"/>
    </style:style>
    <style:style style:name="P19" style:family="paragraph" style:parent-style-name="Text_20_body">
      <style:text-properties fo:language="ru" fo:country="RU" officeooo:rsid="0016d58a" officeooo:paragraph-rsid="0016d58a"/>
    </style:style>
    <style:style style:name="P20" style:family="paragraph" style:parent-style-name="Text_20_body">
      <style:text-properties fo:language="ru" fo:country="RU" officeooo:rsid="0010333d" officeooo:paragraph-rsid="0010333d"/>
    </style:style>
    <style:style style:name="P21" style:family="paragraph" style:parent-style-name="Text_20_body">
      <style:text-properties fo:language="ru" fo:country="RU" officeooo:rsid="00121264" officeooo:paragraph-rsid="00121264"/>
    </style:style>
    <style:style style:name="P22" style:family="paragraph" style:parent-style-name="Text_20_body">
      <style:text-properties fo:language="ru" fo:country="RU"/>
    </style:style>
    <style:style style:name="P23" style:family="paragraph" style:parent-style-name="Text_20_body">
      <style:text-properties fo:language="ru" fo:country="RU" officeooo:paragraph-rsid="0012ca18"/>
    </style:style>
    <style:style style:name="P24" style:family="paragraph" style:parent-style-name="Text_20_body">
      <style:text-properties fo:language="ru" fo:country="RU" officeooo:rsid="001344d2" officeooo:paragraph-rsid="001344d2"/>
    </style:style>
    <style:style style:name="P25" style:family="paragraph" style:parent-style-name="Text_20_body">
      <style:text-properties fo:language="ru" fo:country="RU" officeooo:rsid="001344d2" officeooo:paragraph-rsid="00371a7b"/>
    </style:style>
    <style:style style:name="P26" style:family="paragraph" style:parent-style-name="Text_20_body">
      <style:text-properties fo:language="ru" fo:country="RU" officeooo:rsid="0012ca18" officeooo:paragraph-rsid="0012ca18"/>
    </style:style>
    <style:style style:name="P27" style:family="paragraph" style:parent-style-name="Text_20_body">
      <style:text-properties fo:language="ru" fo:country="RU" officeooo:rsid="00255670" officeooo:paragraph-rsid="00275c90"/>
    </style:style>
    <style:style style:name="P28" style:family="paragraph" style:parent-style-name="Text_20_body">
      <style:text-properties fo:language="ru" fo:country="RU" officeooo:rsid="00255670" officeooo:paragraph-rsid="002bfe8d"/>
    </style:style>
    <style:style style:name="P29" style:family="paragraph" style:parent-style-name="Text_20_body">
      <style:text-properties fo:language="ru" fo:country="RU" officeooo:rsid="00255670" officeooo:paragraph-rsid="002d3ab5"/>
    </style:style>
    <style:style style:name="P30" style:family="paragraph" style:parent-style-name="Text_20_body">
      <style:text-properties fo:language="ru" fo:country="RU" officeooo:rsid="00255670" officeooo:paragraph-rsid="002de511"/>
    </style:style>
    <style:style style:name="P31" style:family="paragraph" style:parent-style-name="Text_20_body">
      <style:text-properties fo:language="ru" fo:country="RU" officeooo:rsid="00255670" officeooo:paragraph-rsid="00371a7b"/>
    </style:style>
    <style:style style:name="P32" style:family="paragraph" style:parent-style-name="Text_20_body">
      <style:text-properties fo:language="ru" fo:country="RU" officeooo:rsid="00255670" officeooo:paragraph-rsid="0037e62b"/>
    </style:style>
    <style:style style:name="P33" style:family="paragraph" style:parent-style-name="Standard">
      <style:paragraph-properties fo:line-height="115%"/>
      <style:text-properties fo:language="ru" fo:country="RU" officeooo:paragraph-rsid="00348fc0"/>
    </style:style>
    <style:style style:name="P34" style:family="paragraph" style:parent-style-name="Standard">
      <style:text-properties fo:font-size="15pt" fo:language="ru" fo:country="RU" fo:font-weight="bold" officeooo:rsid="0016d58a" officeooo:paragraph-rsid="00172d8c" style:font-size-asian="15pt" style:font-weight-asian="bold" style:font-size-complex="15pt" style:font-weight-complex="bold"/>
    </style:style>
    <style:style style:name="P35" style:family="paragraph" style:parent-style-name="Standard">
      <style:text-properties fo:font-size="15pt" fo:language="ru" fo:country="RU" fo:font-weight="bold" officeooo:rsid="0016d58a" officeooo:paragraph-rsid="0016d58a" style:font-size-asian="15pt" style:font-weight-asian="bold" style:font-size-complex="15pt" style:font-weight-complex="bold"/>
    </style:style>
    <style:style style:name="P36" style:family="paragraph" style:parent-style-name="Standard">
      <style:text-properties fo:font-size="15pt" fo:language="ru" fo:country="RU" fo:font-weight="bold" officeooo:rsid="0016d58a" officeooo:paragraph-rsid="00329f5f" style:font-size-asian="15pt" style:font-weight-asian="bold" style:font-size-complex="15pt" style:font-weight-complex="bold"/>
    </style:style>
    <style:style style:name="P37" style:family="paragraph" style:parent-style-name="Standard">
      <style:paragraph-properties fo:line-height="115%"/>
      <style:text-properties officeooo:paragraph-rsid="00217755"/>
    </style:style>
    <style:style style:name="P38" style:family="paragraph" style:parent-style-name="Standard">
      <style:paragraph-properties fo:line-height="115%"/>
      <style:text-properties fo:font-size="12pt" fo:language="ru" fo:country="RU" fo:font-weight="normal" officeooo:rsid="001ea552" officeooo:paragraph-rsid="001ea552" style:font-size-asian="12pt" style:font-weight-asian="normal" style:font-size-complex="12pt" style:font-weight-complex="normal"/>
    </style:style>
    <style:style style:name="P39" style:family="paragraph" style:parent-style-name="Standard">
      <style:paragraph-properties fo:line-height="115%"/>
      <style:text-properties fo:font-size="12pt" fo:language="ru" fo:country="RU" fo:font-weight="normal" officeooo:rsid="00348fc0" officeooo:paragraph-rsid="00348fc0" style:font-size-asian="12pt" style:font-weight-asian="normal" style:font-size-complex="12pt" style:font-weight-complex="normal"/>
    </style:style>
    <style:style style:name="P40" style:family="paragraph" style:parent-style-name="Standard">
      <style:text-properties style:font-name="Liberation Serif" fo:font-size="12pt" fo:language="en" fo:country="US" fo:font-weight="normal" officeooo:rsid="001882c6" officeooo:paragraph-rsid="001882c6" style:font-size-asian="12pt" style:font-weight-asian="normal" style:font-size-complex="12pt" style:font-weight-complex="normal"/>
    </style:style>
    <style:style style:name="P41" style:family="paragraph" style:parent-style-name="Standard">
      <style:text-properties style:font-name="Liberation Serif" fo:font-size="12pt" fo:language="ru" fo:country="RU" fo:font-weight="normal" officeooo:rsid="00195f03" officeooo:paragraph-rsid="00195f03" style:font-size-asian="12pt" style:font-weight-asian="normal" style:font-size-complex="12pt" style:font-weight-complex="normal"/>
    </style:style>
    <style:style style:name="P42" style:family="paragraph" style:parent-style-name="Standard">
      <style:text-properties style:font-name="Liberation Serif" fo:font-size="12pt" fo:language="ru" fo:country="RU" fo:font-weight="normal" officeooo:rsid="00195f03" officeooo:paragraph-rsid="0031fed1" style:font-size-asian="12pt" style:font-weight-asian="normal" style:font-size-complex="12pt" style:font-weight-complex="normal"/>
    </style:style>
    <style:style style:name="P43" style:family="paragraph" style:parent-style-name="Standard">
      <style:text-properties style:font-name="Liberation Serif" fo:font-size="12pt" fo:language="ru" fo:country="RU" fo:font-weight="normal" officeooo:rsid="001a7dac" officeooo:paragraph-rsid="001a7dac" style:font-size-asian="12pt" style:font-weight-asian="normal" style:font-size-complex="12pt" style:font-weight-complex="normal"/>
    </style:style>
    <style:style style:name="P44" style:family="paragraph" style:parent-style-name="Heading_20_1">
      <style:text-properties fo:language="ru" fo:country="RU" officeooo:paragraph-rsid="000d46a4"/>
    </style:style>
    <style:style style:name="P45" style:family="paragraph" style:parent-style-name="Heading_20_3">
      <style:text-properties fo:language="ru" fo:country="RU"/>
    </style:style>
    <style:style style:name="P46" style:family="paragraph" style:parent-style-name="Heading_20_3">
      <style:text-properties fo:language="ru" fo:country="RU" officeooo:paragraph-rsid="000cfbbb"/>
    </style:style>
    <style:style style:name="P47" style:family="paragraph" style:parent-style-name="Heading_20_3">
      <style:text-properties fo:language="ru" fo:country="RU" officeooo:rsid="000f7fbb" officeooo:paragraph-rsid="0010333d"/>
    </style:style>
    <style:style style:name="P48" style:family="paragraph" style:parent-style-name="Heading_20_3">
      <style:paragraph-properties fo:line-height="115%"/>
      <style:text-properties fo:font-size="12pt" fo:language="ru" fo:country="RU" fo:font-weight="normal" officeooo:rsid="001ea552" officeooo:paragraph-rsid="00371a7b" style:font-size-asian="12pt" style:font-weight-asian="normal" style:font-size-complex="12pt" style:font-weight-complex="normal"/>
    </style:style>
    <style:style style:name="P49" style:family="paragraph" style:parent-style-name="Standard">
      <style:text-properties officeooo:paragraph-rsid="001db3c1"/>
    </style:style>
    <style:style style:name="T1" style:family="text">
      <style:text-properties officeooo:rsid="000cfbbb"/>
    </style:style>
    <style:style style:name="T2" style:family="text">
      <style:text-properties officeooo:rsid="000d46a4"/>
    </style:style>
    <style:style style:name="T3" style:family="text">
      <style:text-properties officeooo:rsid="000d8518"/>
    </style:style>
    <style:style style:name="T4" style:family="text">
      <style:text-properties officeooo:rsid="000f7fbb"/>
    </style:style>
    <style:style style:name="T5" style:family="text">
      <style:text-properties officeooo:rsid="0010333d"/>
    </style:style>
    <style:style style:name="T6" style:family="text">
      <style:text-properties officeooo:rsid="00121264"/>
    </style:style>
    <style:style style:name="T7" style:family="text">
      <style:text-properties officeooo:rsid="0012ca18"/>
    </style:style>
    <style:style style:name="T8" style:family="text">
      <style:text-properties officeooo:rsid="001344d2"/>
    </style:style>
    <style:style style:name="T9" style:family="text">
      <style:text-properties fo:language="ru" fo:country="RU"/>
    </style:style>
    <style:style style:name="T10" style:family="text">
      <style:text-properties officeooo:rsid="0016d58a"/>
    </style:style>
    <style:style style:name="T11" style:family="text">
      <style:text-properties fo:language="en" fo:country="US"/>
    </style:style>
    <style:style style:name="T12" style:family="text">
      <style:text-properties fo:language="en" fo:country="US" officeooo:rsid="001db3c1"/>
    </style:style>
    <style:style style:name="T13" style:family="text">
      <style:text-properties fo:language="en" fo:country="US" officeooo:rsid="002a3a15"/>
    </style:style>
    <style:style style:name="T14" style:family="text">
      <style:text-properties fo:language="en" fo:country="US" officeooo:rsid="002bfe8d"/>
    </style:style>
    <style:style style:name="T15" style:family="text">
      <style:text-properties fo:language="en" fo:country="US" officeooo:rsid="002d3ab5"/>
    </style:style>
    <style:style style:name="T16" style:family="text">
      <style:text-properties fo:language="en" fo:country="US" officeooo:rsid="002e93ba"/>
    </style:style>
    <style:style style:name="T17" style:family="text">
      <style:text-properties fo:language="en" fo:country="US" officeooo:rsid="00348fc0"/>
    </style:style>
    <style:style style:name="T18" style:family="text">
      <style:text-properties fo:language="en" fo:country="US" officeooo:rsid="001344d2"/>
    </style:style>
    <style:style style:name="T19" style:family="text">
      <style:text-properties fo:language="en" fo:country="US" officeooo:rsid="00352934"/>
    </style:style>
    <style:style style:name="T20" style:family="text">
      <style:text-properties fo:language="en" fo:country="US" officeooo:rsid="003537bb"/>
    </style:style>
    <style:style style:name="T21" style:family="text">
      <style:text-properties fo:language="en" fo:country="US" officeooo:rsid="00371a7b"/>
    </style:style>
    <style:style style:name="T22" style:family="text">
      <style:text-properties fo:language="en" fo:country="US" officeooo:rsid="0037e62b"/>
    </style:style>
    <style:style style:name="T23" style:family="text">
      <style:text-properties fo:language="en" fo:country="US" officeooo:rsid="0038f541"/>
    </style:style>
    <style:style style:name="T24" style:family="text">
      <style:text-properties fo:font-variant="normal" fo:text-transform="none" fo:color="#000000" loext:opacity="100%" style:font-name="Liberation Serif" fo:font-size="12pt" fo:letter-spacing="normal" fo:font-style="normal" fo:font-weight="normal" officeooo:rsid="00172d8c" style:font-size-asian="12pt" style:font-weight-asian="normal" style:font-size-complex="12pt" style:font-weight-complex="normal"/>
    </style:style>
    <style:style style:name="T25" style:family="text">
      <style:text-properties fo:font-variant="normal" fo:text-transform="none" fo:color="#000000" loext:opacity="100%" style:font-name="Liberation Serif" fo:font-size="12pt" fo:letter-spacing="normal" fo:language="en" fo:country="US" fo:font-style="normal" fo:font-weight="normal" style:font-size-asian="12pt" style:font-weight-asian="normal" style:font-size-complex="12pt" style:font-weight-complex="normal"/>
    </style:style>
    <style:style style:name="T26" style:family="text">
      <style:text-properties fo:font-variant="normal" fo:text-transform="none" fo:color="#000000" loext:opacity="100%" style:font-name="Liberation Serif" fo:font-size="12pt" fo:letter-spacing="normal" fo:language="en" fo:country="US" fo:font-style="normal" fo:font-weight="normal" officeooo:rsid="001882c6" style:font-size-asian="12pt" style:font-weight-asian="normal" style:font-size-complex="12pt" style:font-weight-complex="normal"/>
    </style:style>
    <style:style style:name="T27" style:family="text">
      <style:text-properties fo:color="#000000" loext:opacity="100%" style:font-name="Liberation Serif" fo:font-size="12pt" style:font-size-asian="12pt" style:font-size-complex="12pt"/>
    </style:style>
    <style:style style:name="T28" style:family="text">
      <style:text-properties fo:color="#000000" loext:opacity="100%" style:font-name="Liberation Serif" fo:font-size="12pt" officeooo:rsid="002a3a15" style:font-size-asian="12pt" style:font-size-complex="12pt"/>
    </style:style>
    <style:style style:name="T29" style:family="text">
      <style:text-properties fo:color="#000000" loext:opacity="100%" style:font-name="Liberation Serif" fo:font-size="12pt" officeooo:rsid="002bfe8d" style:font-size-asian="12pt" style:font-size-complex="12pt"/>
    </style:style>
    <style:style style:name="T30" style:family="text">
      <style:text-properties fo:color="#000000" loext:opacity="100%" style:font-name="Liberation Serif" fo:font-size="12pt" officeooo:rsid="002d3ab5" style:font-size-asian="12pt" style:font-size-complex="12pt"/>
    </style:style>
    <style:style style:name="T31" style:family="text">
      <style:text-properties fo:color="#000000" loext:opacity="100%" style:font-name="Liberation Serif" fo:font-size="12pt" officeooo:rsid="002dacfe" style:font-size-asian="12pt" style:font-size-complex="12pt"/>
    </style:style>
    <style:style style:name="T32" style:family="text">
      <style:text-properties fo:color="#000000" loext:opacity="100%" style:font-name="Liberation Serif" fo:font-size="12pt" officeooo:rsid="00352934" style:font-size-asian="12pt" style:font-size-complex="12pt"/>
    </style:style>
    <style:style style:name="T33" style:family="text">
      <style:text-properties fo:color="#000000" loext:opacity="100%" style:font-name="Liberation Serif" fo:font-size="12pt" officeooo:rsid="003537bb" style:font-size-asian="12pt" style:font-size-complex="12pt"/>
    </style:style>
    <style:style style:name="T34" style:family="text">
      <style:text-properties fo:color="#000000" loext:opacity="100%" style:font-name="Liberation Serif" fo:font-size="12pt" officeooo:rsid="00372f8d" style:font-size-asian="12pt" style:font-size-complex="12pt"/>
    </style:style>
    <style:style style:name="T35" style:family="text">
      <style:text-properties fo:color="#000000" loext:opacity="100%" style:font-name="Liberation Serif" fo:font-size="12pt" fo:language="en" fo:country="US" officeooo:rsid="002a3a15" style:font-size-asian="12pt" style:font-size-complex="12pt"/>
    </style:style>
    <style:style style:name="T36" style:family="text">
      <style:text-properties fo:color="#000000" loext:opacity="100%" style:font-name="Liberation Serif" fo:font-size="12pt" fo:language="en" fo:country="US" officeooo:rsid="002bfe8d" style:font-size-asian="12pt" style:font-size-complex="12pt"/>
    </style:style>
    <style:style style:name="T37" style:family="text">
      <style:text-properties fo:color="#000000" loext:opacity="100%" style:font-name="Liberation Serif" fo:font-size="12pt" fo:language="en" fo:country="US" officeooo:rsid="00352934" style:font-size-asian="12pt" style:font-size-complex="12pt"/>
    </style:style>
    <style:style style:name="T38" style:family="text">
      <style:text-properties fo:color="#000000" loext:opacity="100%" style:font-name="Liberation Serif" fo:font-size="12pt" fo:language="en" fo:country="US" officeooo:rsid="003537bb" style:font-size-asian="12pt" style:font-size-complex="12pt"/>
    </style:style>
    <style:style style:name="T39" style:family="text">
      <style:text-properties style:font-name="Liberation Serif" fo:font-size="12pt" fo:language="ru" fo:country="RU" fo:font-weight="normal" officeooo:rsid="00217755" style:font-size-asian="12pt" style:font-weight-asian="normal" style:font-size-complex="12pt" style:font-weight-complex="normal"/>
    </style:style>
    <style:style style:name="T40" style:family="text">
      <style:text-properties style:font-name="Liberation Serif" fo:font-size="12pt" fo:language="ru" fo:country="RU" fo:font-weight="normal" officeooo:rsid="001db3c1" style:font-size-asian="12pt" style:font-weight-asian="normal" style:font-size-complex="12pt" style:font-weight-complex="normal"/>
    </style:style>
    <style:style style:name="T41" style:family="text">
      <style:text-properties style:font-name="Liberation Serif" fo:font-size="12pt" fo:language="ru" fo:country="RU" fo:font-weight="normal" officeooo:rsid="00195f03" style:font-size-asian="12pt" style:font-weight-asian="normal" style:font-size-complex="12pt" style:font-weight-complex="normal"/>
    </style:style>
    <style:style style:name="T42" style:family="text">
      <style:text-properties style:font-name="Liberation Serif" fo:font-size="12pt" fo:language="ru" fo:country="RU" fo:font-weight="normal" officeooo:rsid="002237a6" style:font-size-asian="12pt" style:font-weight-asian="normal" style:font-size-complex="12pt" style:font-weight-complex="normal"/>
    </style:style>
    <style:style style:name="T43" style:family="text">
      <style:text-properties style:font-name="Liberation Serif" fo:font-size="12pt" fo:language="ru" fo:country="RU" fo:font-weight="normal" officeooo:rsid="00329f5f" style:font-size-asian="12pt" style:font-weight-asian="normal" style:font-size-complex="12pt" style:font-weight-complex="normal"/>
    </style:style>
    <style:style style:name="T44" style:family="text">
      <style:text-properties style:font-name="Liberation Serif" fo:font-size="12pt" fo:font-weight="normal" style:font-size-asian="12pt" style:font-weight-asian="normal" style:font-size-complex="12pt" style:font-weight-complex="normal"/>
    </style:style>
    <style:style style:name="T45" style:family="text">
      <style:text-properties style:font-name="Liberation Serif" fo:font-size="12pt" fo:font-weight="normal" officeooo:rsid="00172d8c" style:font-size-asian="12pt" style:font-weight-asian="normal" style:font-size-complex="12pt" style:font-weight-complex="normal"/>
    </style:style>
    <style:style style:name="T46" style:family="text">
      <style:text-properties style:font-name="Liberation Serif" fo:font-size="12pt" fo:font-weight="normal" officeooo:rsid="00195f03" style:font-size-asian="12pt" style:font-weight-asian="normal" style:font-size-complex="12pt" style:font-weight-complex="normal"/>
    </style:style>
    <style:style style:name="T47" style:family="text">
      <style:text-properties style:font-name="Liberation Serif" fo:font-size="12pt" fo:font-weight="normal" officeooo:rsid="001a7dac" style:font-size-asian="12pt" style:font-weight-asian="normal" style:font-size-complex="12pt" style:font-weight-complex="normal"/>
    </style:style>
    <style:style style:name="T48" style:family="text">
      <style:text-properties style:font-name="Liberation Serif" fo:font-size="12pt" fo:font-weight="normal" officeooo:rsid="001db3c1" style:font-size-asian="12pt" style:font-weight-asian="normal" style:font-size-complex="12pt" style:font-weight-complex="normal"/>
    </style:style>
    <style:style style:name="T49" style:family="text">
      <style:text-properties style:font-name="Liberation Serif" fo:font-size="12pt" fo:font-weight="normal" officeooo:rsid="001dde13" style:font-size-asian="12pt" style:font-weight-asian="normal" style:font-size-complex="12pt" style:font-weight-complex="normal"/>
    </style:style>
    <style:style style:name="T50" style:family="text">
      <style:text-properties style:font-name="Liberation Serif" fo:font-size="12pt" fo:font-weight="normal" officeooo:rsid="0028549f" style:font-size-asian="12pt" style:font-weight-asian="normal" style:font-size-complex="12pt" style:font-weight-complex="normal"/>
    </style:style>
    <style:style style:name="T51" style:family="text">
      <style:text-properties style:font-name="Liberation Serif" fo:font-size="12pt" fo:font-weight="normal" officeooo:rsid="002f3452" style:font-size-asian="12pt" style:font-weight-asian="normal" style:font-size-complex="12pt" style:font-weight-complex="normal"/>
    </style:style>
    <style:style style:name="T52" style:family="text">
      <style:text-properties style:font-name="Liberation Serif" fo:font-size="12pt" fo:font-weight="normal" officeooo:rsid="00304891" style:font-size-asian="12pt" style:font-weight-asian="normal" style:font-size-complex="12pt" style:font-weight-complex="normal"/>
    </style:style>
    <style:style style:name="T53" style:family="text">
      <style:text-properties style:font-name="Liberation Serif" fo:font-size="12pt" fo:font-weight="normal" officeooo:rsid="0031fed1" style:font-size-asian="12pt" style:font-weight-asian="normal" style:font-size-complex="12pt" style:font-weight-complex="normal"/>
    </style:style>
    <style:style style:name="T54" style:family="text">
      <style:text-properties style:font-name="Liberation Serif" fo:font-size="12pt" fo:font-weight="normal" officeooo:rsid="00329f5f" style:font-size-asian="12pt" style:font-weight-asian="normal" style:font-size-complex="12pt" style:font-weight-complex="normal"/>
    </style:style>
    <style:style style:name="T55" style:family="text">
      <style:text-properties style:font-name="Liberation Serif" fo:font-size="12pt" fo:language="en" fo:country="US" fo:font-weight="normal" style:font-size-asian="12pt" style:font-weight-asian="normal" style:font-size-complex="12pt" style:font-weight-complex="normal"/>
    </style:style>
    <style:style style:name="T56" style:family="text">
      <style:text-properties style:font-name="Liberation Serif" fo:font-size="12pt" fo:language="en" fo:country="US" fo:font-weight="normal" officeooo:rsid="00172d8c" style:font-size-asian="12pt" style:font-weight-asian="normal" style:font-size-complex="12pt" style:font-weight-complex="normal"/>
    </style:style>
    <style:style style:name="T57" style:family="text">
      <style:text-properties style:font-name="Liberation Serif" fo:font-size="12pt" fo:language="en" fo:country="US" fo:font-weight="normal" officeooo:rsid="001882c6" style:font-size-asian="12pt" style:font-weight-asian="normal" style:font-size-complex="12pt" style:font-weight-complex="normal"/>
    </style:style>
    <style:style style:name="T58" style:family="text">
      <style:text-properties style:font-name="Liberation Serif" fo:font-size="12pt" fo:language="en" fo:country="US" fo:font-weight="normal" officeooo:rsid="001dde13" style:font-size-asian="12pt" style:font-weight-asian="normal" style:font-size-complex="12pt" style:font-weight-complex="normal"/>
    </style:style>
    <style:style style:name="T59" style:family="text">
      <style:text-properties style:font-name="Liberation Serif" fo:font-size="12pt" fo:language="en" fo:country="US" fo:font-weight="normal" officeooo:rsid="00304891" style:font-size-asian="12pt" style:font-weight-asian="normal" style:font-size-complex="12pt" style:font-weight-complex="normal"/>
    </style:style>
    <style:style style:name="T60" style:family="text">
      <style:text-properties style:font-name="Liberation Serif" fo:font-size="12pt" fo:language="en" fo:country="US" fo:font-weight="normal" officeooo:rsid="0031fed1" style:font-size-asian="12pt" style:font-weight-asian="normal" style:font-size-complex="12pt" style:font-weight-complex="normal"/>
    </style:style>
    <style:style style:name="T61" style:family="text">
      <style:text-properties fo:font-weight="normal" officeooo:rsid="00172d8c" style:font-weight-asian="normal" style:font-weight-complex="normal"/>
    </style:style>
    <style:style style:name="T62" style:family="text">
      <style:text-properties fo:font-weight="normal" officeooo:rsid="0016d58a" style:font-weight-asian="normal" style:font-weight-complex="normal"/>
    </style:style>
    <style:style style:name="T63" style:family="text">
      <style:text-properties fo:font-weight="normal" officeooo:rsid="001882c6" style:font-weight-asian="normal" style:font-weight-complex="normal"/>
    </style:style>
    <style:style style:name="T64" style:family="text">
      <style:text-properties fo:font-weight="normal" officeooo:rsid="0028549f" style:font-weight-asian="normal" style:font-weight-complex="normal"/>
    </style:style>
    <style:style style:name="T65" style:family="text">
      <style:text-properties officeooo:rsid="001db3c1"/>
    </style:style>
    <style:style style:name="T66" style:family="text">
      <style:text-properties officeooo:rsid="00255670"/>
    </style:style>
    <style:style style:name="T67" style:family="text">
      <style:text-properties officeooo:rsid="00275c90"/>
    </style:style>
    <style:style style:name="T68" style:family="text">
      <style:text-properties officeooo:rsid="0028549f"/>
    </style:style>
    <style:style style:name="T69" style:family="text">
      <style:text-properties officeooo:rsid="002a3a15"/>
    </style:style>
    <style:style style:name="T70" style:family="text">
      <style:text-properties officeooo:rsid="002bfe8d"/>
    </style:style>
    <style:style style:name="T71" style:family="text">
      <style:text-properties officeooo:rsid="002d3ab5"/>
    </style:style>
    <style:style style:name="T72" style:family="text">
      <style:text-properties officeooo:rsid="00348fc0"/>
    </style:style>
    <style:style style:name="T73" style:family="text">
      <style:text-properties fo:font-size="12pt" fo:font-weight="normal" officeooo:rsid="00255670" style:font-size-asian="12pt" style:font-weight-asian="normal" style:font-size-complex="12pt" style:font-weight-complex="normal"/>
    </style:style>
    <style:style style:name="T74" style:family="text">
      <style:text-properties fo:font-size="12pt" fo:font-weight="normal" officeooo:rsid="001ea552" style:font-size-asian="12pt" style:font-weight-asian="normal" style:font-size-complex="12pt" style:font-weight-complex="normal"/>
    </style:style>
    <style:style style:name="T75" style:family="text">
      <style:text-properties fo:font-size="12pt" fo:font-weight="normal" officeooo:rsid="00348fc0" style:font-size-asian="12pt" style:font-weight-asian="normal" style:font-size-complex="12pt" style:font-weight-complex="normal"/>
    </style:style>
    <style:style style:name="T76" style:family="text">
      <style:text-properties officeooo:rsid="00352934"/>
    </style:style>
    <style:style style:name="T77" style:family="text">
      <style:text-properties officeooo:rsid="003537bb"/>
    </style:style>
    <style:style style:name="T78" style:family="text">
      <style:text-properties officeooo:rsid="00371a7b"/>
    </style:style>
    <style:style style:name="T79" style:family="text">
      <style:text-properties officeooo:rsid="00372f8d"/>
    </style:style>
    <style:style style:name="T80" style:family="text">
      <style:text-properties officeooo:rsid="0037e6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1">Разведочный анализ датасетов по шести загрязнителям, <text:span text:style-name="T2">предоставленных Нидерландами, </text:span><text:span text:style-name="T10">Данией и Сербией</text:span> за период с 2013 по 2022 годы</text:h>
      <text:p text:style-name="P1"/>
      <text:p text:style-name="P19">Для <text:span text:style-name="T2">Нидерланд</text:span>ов (NL) EDA выполнила Александра Насонова</text:p>
      <text:p text:style-name="P19">Для Дании (DK) и Сербии (RS) EDA выполнила Адель Ким (Мансур Шамсутдинов)</text:p>
      <text:p text:style-name="P19">Выводы по каждой работе были сгруппированы в соответствующие подпункты с названиями, соответствующими кодам стран.</text:p>
      <text:p text:style-name="P4"/>
      <text:h text:style-name="P45" text:outline-level="3"><text:span text:style-name="T1">1. </text:span><text:span text:style-name="T12">J</text:span>up<text:span text:style-name="T12">y</text:span>ter-файлы EDA</text:h>
      <text:p text:style-name="P35">NL:</text:p>
      <text:p text:style-name="P4"><text:span text:style-name="T12">J</text:span><text:span text:style-name="T11">up</text:span><text:span text:style-name="T12">y</text:span><text:span text:style-name="T11">ter</text:span>-файл EDA с таблицами, графиками и выводами <text:span text:style-name="T1">можно найти по следующ</text:span><text:span text:style-name="T2">е</text:span><text:span text:style-name="T65">й</text:span><text:span text:style-name="T1"> ссылк</text:span><text:span text:style-name="T2">е:</text:span></text:p>
      <text:p text:style-name="P4"/>
      <text:p text:style-name="Standard"><text:a xlink:type="simple" xlink:href="https://github.com/AlexandraNasonova/air_pollution_predict/blob/master/airpollpredictor/eda/aqeda.ipynb" text:style-name="Internet_20_link" text:visited-style-name="Visited_20_Internet_20_Link"><text:span text:style-name="T9">https://github.com/AlexandraNasonova/air_pollution_predict/blob/master/airpollpredictor/eda/aqeda.ipynb</text:span></text:a></text:p>
      <text:p text:style-name="P4"/>
      <text:p text:style-name="P5">Выводы в данном документе по больше части повторяют выводы в jup<text:span text:style-name="T12">y</text:span>ter-файле.</text:p>
      <text:p text:style-name="P4"/>
      <text:p text:style-name="P35">DK+RS:</text:p>
      <text:p text:style-name="P18"><text:span text:style-name="T12">J</text:span><text:span text:style-name="T11">up</text:span><text:span text:style-name="T12">y</text:span><text:span text:style-name="T11">ter</text:span>-файл EDA <text:span text:style-name="T65">по Сербии и Дании можно найти по следующей ссылке:</text:span></text:p>
      <text:p text:style-name="P18"/>
      <text:p text:style-name="P49"><text:a xlink:type="simple" xlink:href="https://github.com/AlexandraNasonova/air_pollution_predict/blob/master/airpollpredictor2/eda_RS_DK.ipynb" text:style-name="Internet_20_link" text:visited-style-name="Visited_20_Internet_20_Link"><text:span text:style-name="T11">https://github.com/AlexandraNasonova/air_pollution_predict/blob/master/airpollpredictor2/eda_RS_DK.ipynb</text:span></text:a></text:p>
      <text:p text:style-name="P6"/>
      <text:h text:style-name="P46" text:outline-level="3">2. <text:span text:style-name="T1">Анализ п</text:span>ропущенны<text:span text:style-name="T1">х, невалидных, повторяющихся значений</text:span></text:h>
      <text:p text:style-name="P35">NL:</text:p>
      <text:p text:style-name="P2"><text:span text:style-name="T1">2.1. В датасете не всегда указаны значения концентраций (столбец Concentration). Их доля зависит от загрязнителя и составляет от </text:span><text:span text:style-name="T2">3 </text:span><text:span text:style-name="T1">до </text:span><text:span text:style-name="T2">7%</text:span><text:span text:style-name="T1">.</text:span></text:p>
      <text:p text:style-name="P7">Строки с неуказанными концентрациями необходимо оставить для сохранения последовательности непрерывной.</text:p>
      <text:p text:style-name="P2"/>
      <text:p text:style-name="P2"><text:span text:style-name="T1">2.2. </text:span><text:span text:style-name="T2">Н</text:span>евалидированны<text:span text:style-name="T2">е</text:span> данные (Validity &lt;= 0 или не определено), <text:span text:style-name="T2">для которых концентрация указана, в датасете не найдены</text:span>. </text:p>
      <text:p text:style-name="P2">В соответствии с документацией к датасету, невалидными являются данные за пределами измерений приборов и проч. В данной работы не стоит цель оценки качества работы приборов, поэтому <text:span text:style-name="T2">если </text:span>такие <text:span text:style-name="T2">данные будут найдены в датасетах по другим странам, то </text:span>концентрации необходимо <text:span text:style-name="T2">будет </text:span>заменить на NaN и рассматривать впоследствии как отсутствующие.</text:p>
      <text:p text:style-name="P2"/>
      <text:p text:style-name="P2"><text:span text:style-name="T1">2.3</text:span>. Есть неверифицированные или не прошедшие полный процесс верификации данные (Verification != 1). <text:span text:style-name="T1">Их доля зависит от загрязнителя и составляет от </text:span><text:span text:style-name="T2">0 (для NO2) </text:span><text:span text:style-name="T1">до </text:span><text:span text:style-name="T2">24% (для PM2.5)</text:span><text:span text:style-name="T1">.</text:span> Такие данные не должны входить в формальные отчеты. Но в нашей учебной работе исключать их необходимости нет. <text:span text:style-name="T1">Поэтому мы их будем рассматривать как верифицированные данные.</text:span></text:p>
      <text:p text:style-name="P2"/>
      <text:p text:style-name="P2"><text:soft-page-break/><text:span text:style-name="T1">2.</text:span>4. Минимальные значения Concentration меньше нуля или равны нулю. <text:span text:style-name="T2">Такие концентрации</text:span> не имеет физического смысла, <text:span text:style-name="T2">н</text:span>о, в соответствии с <text:span text:style-name="T1">изученными </text:span>регламентами, можно утверждать, что в датасетах допускается небольшое количество отрицательных значений (если так отработал датчик, а показания <text:span text:style-name="T1">должны быть сданы</text:span>).</text:p>
      <text:p text:style-name="P8">Доля отрицательных значений в основном не <text:span text:style-name="T3">от 0 до</text:span> <text:span text:style-name="T3">2,7 </text:span>%, кроме SO2 с <text:span text:style-name="T3">9</text:span>%.</text:p>
      <text:p text:style-name="P9">Доля нулевых значений в основном не более 1%, кроме SO2 с 3%.</text:p>
      <text:p text:style-name="P9"/>
      <text:p text:style-name="P10">Построены <text:span text:style-name="T11">распред</text:span><text:span text:style-name="T12">е</text:span><text:span text:style-name="T11">ления</text:span> отрицательных значений. Пики этих распределений находятся вблизи нуля, но встречаются значения существенно меньше нуля. Последние значения принято решение считать невалидными.</text:p>
      <text:p text:style-name="P11"><text:span text:style-name="T3">Таким образом, з</text:span>начения вблизи нуля требуется привести к нулю, считая приборной погрешностью. Значения существенно выше нуля, можно счесть невалидными и проставить для них NaN.</text:p>
      <text:p text:style-name="P10">Что касается <text:span text:style-name="T2">SO2, </text:span>далее в ходе анализа был построен временной ряд по одной из станций измерения SO2. И на этом временном ряду видно, что до 2018 года эта станция выдавала очень много отрицательных концентраций. После 2018 года временной ряд стал совершенно другим, без заметных на графике отрицательных концентраций. Видимо поменяли оборудование или еще каким-то образом повлияли на качество измерений. Поэтому, возможно имеет смысл исключить данную станцию из прогноза.</text:p>
      <text:p text:style-name="P2"/>
      <text:p text:style-name="P7">2.5. Были найдены 2 строки с неуказанными значениями для кода станции и даты измерения. <text:span text:style-name="T3">Эти строки были удалены, их никак невозможно учесть в прогнозе.</text:span></text:p>
      <text:p text:style-name="P7"/>
      <text:p text:style-name="P2"><text:span text:style-name="T1">2.6</text:span>. Для всех загрязнителей, кроме PM2.5 <text:span text:style-name="T1">и PM10</text:span>, имеется только один тип временного интервала измерения концентраций - по часам (столбец AveragingTime). В случае с PM2.5 <text:span text:style-name="T1">и PM10 вторым интервалом является день, других интервалов нет.</text:span></text:p>
      <text:p text:style-name="P2"><text:span text:style-name="T1">С целью сохранения временной последовательности непрерывной и однотипной, было принято решение </text:span>дополнить датасет строками на каждый час <text:span text:style-name="T1">на</text:span> <text:span text:style-name="T1">день до DatetimeEnd строки с интервалом day. В новые строки записать</text:span> концентрации Na<text:span text:style-name="T1">N,</text:span> <text:span text:style-name="T1">а </text:span>друг<text:span text:style-name="T1">ие</text:span> значения взят<text:span text:style-name="T1">ь</text:span> из строки <text:span text:style-name="T1">с </text:span><text:s/>интервалом <text:span text:style-name="T1">day</text:span>.</text:p>
      <text:p text:style-name="P2"/>
      <text:p text:style-name="P7">2.7. Было обнаружено, что одна станция на один час может выдавать 2 значения <text:span text:style-name="T68">к</text:span>онцентрации. Эти значения могут быть как одинаковыми, так и различными. <text:span text:style-name="T2">Доля таких значений доходит до 30% в случае загрязнителя NO2. Анализ показал, что более 2х значений не бывает. </text:span><text:span text:style-name="T4">Дело в том, что одной станции может соответствовать 2 различных значения SamplingProcess. </text:span></text:p>
      <text:p text:style-name="P3">Поскольку эти данные не являются полными дубликатами и несут полезную информацию, то решено их оставить. </text:p>
      <text:p text:style-name="P3"/>
      <text:p text:style-name="P35">DK+RS:</text:p>
      <text:p text:style-name="P13"><text:span text:style-name="T61">2.8. Первичный анализ данных по совместному датасету Дании и Сербии показал</text:span><text:span text:style-name="T62">, что в данных по концентрациям есть пропуски, отрицательные значения и очень большие по модулю значения. Также что </text:span><text:span text:style-name="T64">для</text:span><text:span text:style-name="T62"> </text:span><text:span text:style-name="T63">всех загрязнителей</text:span><text:span text:style-name="T62"> больше всего данных </text:span><text:span text:style-name="T64">приходится на </text:span><text:span text:style-name="T62">станци</text:span><text:span text:style-name="T64">и</text:span><text:span text:style-name="T62"> расположенны</text:span><text:span text:style-name="T64">е </text:span><text:span text:style-name="T62">в городах </text:span><text:span text:style-name="T61">(urban в колонк</text:span><text:span text:style-name="T45">е «</text:span><text:span text:style-name="T24">AirQualityStationArea</text:span><text:span text:style-name="T45">»</text:span><text:span text:style-name="T61">)</text:span><text:span text:style-name="T62">. </text:span><text:span text:style-name="T63">Также оказалось</text:span><text:span text:style-name="T64">,</text:span><text:span text:style-name="T63"> что в датасете есть по разному агрегированные данные (</text:span><text:span text:style-name="T45">«</text:span><text:span text:style-name="T24">A</text:span><text:span text:style-name="T26">veragingTime</text:span><text:span text:style-name="T45">»</text:span><text:span text:style-name="T57">) - hour, day, var.</text:span></text:p>
      <text:p text:style-name="P40"/>
      <text:p text:style-name="P16"><text:span text:style-name="T56">2.</text:span><text:span text:style-name="T55">9</text:span><text:span text:style-name="T56">. </text:span><text:span text:style-name="T44">В ходе дальнейшего анализа выяснилось, что в датасете есть невалидные данные, причем обнаружилась прямая корреляция пропусков и невалидных данных. </text:span><text:span text:style-name="T47">Доля таких данных составляла примерно 6% от общего датасета. </text:span><text:span text:style-name="T46">Невалидные данные были удалены из датасета, что одновременно избавило нас и от пропусков.</text:span></text:p>
      <text:p text:style-name="P42"/>
      <text:p text:style-name="P16"><text:soft-page-break/><text:span text:style-name="T53">2.10. </text:span><text:span text:style-name="T49">В нашей работе </text:span><text:span text:style-name="T53">на</text:span><text:span text:style-name="T54">с</text:span><text:span text:style-name="T53"> больше всего интересовали данные</text:span><text:span text:style-name="T49"> с </text:span><text:span text:style-name="T45">«</text:span><text:span text:style-name="T24">A</text:span><text:span text:style-name="T25">veragingTime</text:span><text:span text:style-name="T45">» </text:span><text:span text:style-name="T58">hour.</text:span><text:span text:style-name="T49"> Данные агрегированные в другом временном интервале встречаются не </text:span><text:span text:style-name="T50">во </text:span><text:span text:style-name="T49">всех станциях и не имеют какой-либо ценности </text:span><text:span text:style-name="T50">для нас</text:span><text:span text:style-name="T49">, так как они рассчитаны на основе имеющихся данных</text:span><text:span text:style-name="T58"> hour.</text:span></text:p>
      <text:p text:style-name="P16"><text:span text:style-name="T53">Дополнительная проверка через </text:span><text:span text:style-name="T60">DatetimeDelta </text:span><text:span text:style-name="T53">позволила выявить еще 350 строк с ошибочно указанным </text:span><text:span text:style-name="T60">AveragingTime </text:span><text:span text:style-name="T53">равным </text:span><text:span text:style-name="T60">hour (</text:span><text:span text:style-name="T53">хотя на самом деле </text:span><text:span text:style-name="T60">Delta </text:span><text:span text:style-name="T53">равна 1 дню). Все строки с</text:span><text:span text:style-name="T60"> AveragingTime</text:span><text:span text:style-name="T53"> отличным от</text:span><text:span text:style-name="T60"> hour</text:span><text:span text:style-name="T53"> были исключены из датасета. </text:span></text:p>
      <text:p text:style-name="P16"><text:span text:style-name="T53">В данном случае, возможно, исключение таких данных было не самым оптимальным решением. Возможно стоило их как-то обработать и перевести в часовой формат или наоборот при построении</text:span><text:span text:style-name="T60"> timeseries</text:span><text:span text:style-name="T53"> все данные временно перевести в дневной формат. Так как при построении</text:span><text:span text:style-name="T60"> timeseries</text:span><text:span text:style-name="T53"> во многих станциях были большие промежутки в датах.</text:span></text:p>
      <text:p text:style-name="P41"/>
      <text:p text:style-name="P15"><text:span text:style-name="T48">2.1</text:span><text:span text:style-name="T53">1</text:span><text:span text:style-name="T48">. </text:span><text:span text:style-name="T49">В датасете е</text:span><text:span text:style-name="T46">сть неверифицированные </text:span><text:span text:style-name="T49">данные</text:span><text:span text:style-name="T46">. </text:span><text:span text:style-name="T49">Встречаются они повсеместно и доля таких данных высока, особенно в данных за последние несколько лет, поэтому исключить такие данные мы не можем. Оценка характеристик верифицированных <text:s/>и <text:s/></text:span><text:span text:style-name="T46">неверифицированны</text:span><text:span text:style-name="T50">х</text:span><text:span text:style-name="T46"> </text:span><text:span text:style-name="T49">данных не выявила каких-либо существенных отличий в плане качества данных.</text:span></text:p>
      <text:p text:style-name="P41"/>
      <text:p text:style-name="P17"><text:span text:style-name="T46">2.</text:span><text:span text:style-name="T44">1</text:span><text:span text:style-name="T53">2</text:span><text:span text:style-name="T44">. Оценка долей отрицательных значений показала что на Данию приходится существенно больше таких значений чем на Сербию. <text:s/>После анализа отрицательных значений выяснилось, что основная их часть располагается в довольно узком диапазоне недалеко от нуля, но среди них, также как и с положительными данными, встречаются выбросы, расположенные сильно далеко от основной группы данных. Изначально рассматривалось три разных способа устранения проблемы с отрицательными данными:</text:span></text:p>
      <text:p text:style-name="P43">1) Удалить такие данные, или удалить станции в которых они встречаются</text:p>
      <text:p text:style-name="P43">2) Заменить их на модуль их значения</text:p>
      <text:p text:style-name="P43">3) Заменить их на ноль или близкое к нулю значение.</text:p>
      <text:p text:style-name="P43">Каждый вышеупомянутый вариант имеет свои недостатки. Так например удалив такие данные мы бы создали пропуски в timeseries, которые пришлось бы как-то восстанавливать. Вариант удалить конкретные станции оказался не очень применим, т.к такие данные встречаются в большинстве станций. Другим возможным решением могло бы быть замещение отрицательных значений их модулями. В данной работе даже было проверено, что для большинства отрицательных значений их модули не превосходили верхние отсекающие границы (усы боксплота) общих выборок каждого загрязнителя. А учитывая их небольшую долю относительно основной выборки, мы бы, наверное, не сильно изменили характеристики основной выборки. </text:p>
      <text:p text:style-name="P17"><text:span text:style-name="T44">После чтения доступной информации по особенностям работы оборудования измерительных станций выяснилось, что такой способ исправить отрицательные данные был бы скорее всего не совсем корректным. Оказалось, что отрицательные значения могут возникать в связи с плохо откалиброванными детекторами, а также в тех случаях, когда концентрация измеряемого загрязнителя меньше или близка к нижнему пределу обнаружения прибора. Большое количество отрицательных значений в течение продолжительного времени мо</text:span><text:span text:style-name="T51">жет</text:span><text:span text:style-name="T44"> свидетельствовать о систематической проблеме с качеством калибровки оборудования данной станции. А это уже, в свою очередь, ставит под сомнение качество и валидность в том числе и положительных измерений. </text:span><text:span text:style-name="T52">Несмотря на это, так как в выбранных странах и так относительно немного данных, то было решено оставить их в датасете и заменить на число близкое к нулю — 0,0001.</text:span></text:p>
      <text:p text:style-name="P43"/>
      <text:p text:style-name="P14"><text:span text:style-name="T46">2.1</text:span><text:span text:style-name="T53">3</text:span><text:span text:style-name="T46">. В данных по Дании для некоторых станций были обнаружены дубликаты измерений с одинаковым <text:s/>timestamp'ом. Для Сербии дубликаты не выявились. Однако после чтения информации об особенностях работы измерительных станций, выяснилось, что они могут иметь по два детектора для загрязнителей. И возможно такое задвоение связано с тем, что экспортированные данные с таких станций содержали измерения обоих детекторов по отдельности. </text:span><text:span text:style-name="T52">Что, впоследствии и подтвердилось после просмотра колонки </text:span><text:span text:style-name="T46">"SamplingProcess". </text:span><text:soft-page-break/><text:span text:style-name="T52">После проверки оказалось, что для тех станций, где приведены строки с разными </text:span><text:span text:style-name="T59">SamplingProcess, </text:span><text:span text:style-name="T52">но одинаковыми </text:span><text:span text:style-name="T59">timestamp’</text:span><text:span text:style-name="T52">ами, во всех случаях значения полностью дублируют друг друг</text:span><text:span text:style-name="T54">а</text:span><text:span text:style-name="T46">. </text:span><text:span text:style-name="T52">Поэтому в дальнейшем такие дубликаты были исключены.</text:span></text:p>
      <text:p text:style-name="P12"/>
      <text:p text:style-name="P3"/>
      <text:h text:style-name="P47" text:outline-level="3"><text:span text:style-name="T5">3</text:span>. <text:span text:style-name="T1">Анализ </text:span><text:span text:style-name="T5">выбросов</text:span></text:h>
      <text:p text:style-name="P34">NL:</text:p>
      <text:p text:style-name="P20">3.1. Анализ выбросов был проведен в по каждой станции в отдельности. На boxplot-диагра<text:span text:style-name="T68">м</text:span>мах видно, что есть станции на которых выбросы <text:span text:style-name="T6">существенны, на 1-2 порядка превышают средние значения.</text:span></text:p>
      <text:p text:style-name="P20">3.2. Доля выбросов в разрезе загрязнителей составляет от 1 до 7% (SO2).</text:p>
      <text:p text:style-name="P20"><text:span text:style-name="T6">3.3</text:span>. Есть станции с выбросами значительно большими, чем на других станциях. Причем и количество таких выбросов не единично, что может свидетельствовать о том, что это часть их технологического процесса, а не случайность. <text:span text:style-name="T6">В таком случае, отбрасывать их нельзя, возможно удастся выделить сезонность.</text:span></text:p>
      <text:p text:style-name="P21">3.4. Наиболее значительны выбросы у PM2.5, PM10, SO2 (на 2 порядка). Данные загрязнители являются продуктом работы индустриальных предприятий и вполне могут соответствовать реальным значениям, связанным с нештатными ситуациями. Их необходимо учитывать и рассмотреть отдельно.</text:p>
      <text:p text:style-name="P20"><text:span text:style-name="T6">3</text:span>.<text:span text:style-name="T6">5.</text:span> Как правило, концентрации в разрезе станций имеют положительно скошенное распределение с одним пиком. Значения среднего и медианы близки, медиана немного меньше. </text:p>
      <text:p text:style-name="P20"><text:span text:style-name="T6">3.6</text:span>. У О3 имеется второй пик вблизи нуля.</text:p>
      <text:p text:style-name="P36">DK+RS:</text:p>
      <text:p text:style-name="P37"><text:span text:style-name="T40">3.7. </text:span><text:span text:style-name="T41">Была рассчитана доля выбросов </text:span><text:span text:style-name="T39">каждого загрязнителя </text:span><text:span text:style-name="T41">в да</text:span><text:span text:style-name="T42">тасете</text:span><text:span text:style-name="T41"> </text:span><text:span text:style-name="T40">по Сербии </text:span><text:span text:style-name="T43">и Дании</text:span><text:span text:style-name="T41">. Для большинства </text:span><text:span text:style-name="T39">загрязнителей дол</text:span><text:span text:style-name="T42">и</text:span><text:span text:style-name="T39"> выбросов был</text:span><text:span text:style-name="T42">и</text:span><text:span text:style-name="T39"> относительно невысок</text:span><text:span text:style-name="T42">ими (</text:span><text:span text:style-name="T39">0.35%-8.7%</text:span><text:span text:style-name="T42">)</text:span><text:span text:style-name="T39">.</text:span><text:span text:style-name="T41"> </text:span><text:span text:style-name="T39">О</text:span><text:span text:style-name="T41">днако </text:span><text:span text:style-name="T39">для SO2 и </text:span><text:span text:style-name="T41">CO</text:span><text:span text:style-name="T39">, рассчитанные доли выбросов оказались </text:span><text:span text:style-name="T42">равными 23% и 74% соответственно. Сербия была выбрана нами как пример страны с низким качеством воздуха, и вполне возможно, что полученные доли не являются аномалиями а реально связаны с периодическими выбросами высоких концентраций загрязнителей в воздух. </text:span><text:span text:style-name="T43">О</text:span><text:span text:style-name="T42">цен</text:span><text:span text:style-name="T43">ка</text:span><text:span text:style-name="T42"> доли загрязнителей в разрезе типов станций, в разрезе их расположения, </text:span><text:span text:style-name="T43">существенным образом не изменил</text:span><text:span text:style-name="T42">а </text:span><text:span text:style-name="T43">рассчитанные доли выбросов.</text:span><text:span text:style-name="T42"> </text:span><text:span text:style-name="T43">Т</text:span><text:span text:style-name="T42">акже индивидуальный анализ </text:span><text:span text:style-name="T43">боксплотов </text:span><text:span text:style-name="T42">отдельных станций </text:span><text:span text:style-name="T43">показал, что в некоторых случаях действительно были станции сильно отличающиеся от других по количеству выбросов. Но, к сожалению, на данном этапе не удалось найти оптимального решения по корректировки таких выбросов. Поэтому дальнейший анализ проводился на данных в том виде в каком они были, без удаления и обработки выбросов.</text:span></text:p>
      <text:p text:style-name="P6"/>
      <text:h text:style-name="P45" text:outline-level="3">4. Анализ корреляций между загрязнителями</text:h>
      <text:p text:style-name="P34">NL:</text:p>
      <text:p text:style-name="P22"><text:span text:style-name="T7">4.1.</text:span> Видна очень сильная корреляция между PM2.5 и PM10, что понятно, потому что у них один источник - сжигание угля и проч. К тому же возможно при измерении PM10 частично учитываются и PM2.5.</text:p>
      <text:p text:style-name="P22"><text:soft-page-break/><text:span text:style-name="T7">4.</text:span>2. Есть умеренная корреляция между CO и PM2.5/PM10, , что понятно, потому что у них один источник - сжигание угля и проч.</text:p>
      <text:p text:style-name="P22"><text:span text:style-name="T7">4.</text:span>3. Корреляция между SO2 и PM2.5/PM10 очень слабая, хотя у них предположительно также один источник.</text:p>
      <text:p text:style-name="P22"><text:span text:style-name="T7">4.</text:span>4. Видна сильная концентрация между CO и NO2, что понятно, потому что у них один источник - сжигание дизельного топлива.</text:p>
      <text:p text:style-name="P22"><text:span text:style-name="T7">4.</text:span>5. Имеется довольная сильная отрицательная корреляция между O3 и NO2. Связано это с механизмом формирования ground level ozone (O3) из (в том числе) NOx. Таким образом О3 преобразовываясь из NO2 снижает концентрацию последнего.</text:p>
      <text:p text:style-name="P36">DK+RS:</text:p>
      <text:p text:style-name="P33"><text:span text:style-name="T73">4.6. </text:span><text:span text:style-name="T74">В</text:span><text:span text:style-name="T75">ыявилась сильная корреляция между PM2.5 и PM10, а также чуть менее выраженная корреляция CO с PM2.5 и PM10. Для других загрязнителей корреляции выражены существенно слабее. Попарные корреляции остаются практически такими же, как при построении графиков по данным всего датасета, так и при построении графиков по одной выбранной станции.</text:span></text:p>
      <text:p text:style-name="P39"/>
      <text:h text:style-name="P45" text:outline-level="3">5. Анализ в разрезе метаданных по станциям</text:h>
      <text:p text:style-name="P34">NL:</text:p>
      <text:p text:style-name="P23"><text:span text:style-name="T7">5.1. Из метаданных по станциям были взяты </text:span><text:span text:style-name="T8">2 </text:span><text:span text:style-name="T7">классификатор</text:span><text:span text:style-name="T8">а. Первый - это</text:span><text:span text:style-name="T7"> </text:span><text:span text:style-name="T8">т</text:span><text:span text:style-name="T7">ип местности, где размещены станции: rural (сельскохозяйственная) и urban (урбанизированная), suburban (промежуточная). </text:span><text:span text:style-name="T8">Второй - направленность станции: background (нет доминирующих источников), industrial (источники - заводы, теплостанции и проч) и traffic (источники – транспорт).</text:span></text:p>
      <text:p text:style-name="P24">5.2. Анализ концентраций в разрезе типа местности.</text:p>
      <text:p text:style-name="P26"><text:span text:style-name="T8"><text:tab/>5.2</text:span>.<text:span text:style-name="T8">1.</text:span> В среднем концентрации О3, PM2.5, PM10 не зависят от типа местности.</text:p>
      <text:p text:style-name="P26"><text:span text:style-name="T8"><text:tab/>5.2</text:span>.<text:span text:style-name="T8">2.</text:span> Концентрации CO в урбанизированной местности немного выше, чем в <text:tab/>сельской. По suburban местности данных нет.</text:p>
      <text:p text:style-name="P26"><text:span text:style-name="T8"><text:tab/>5.2.3</text:span>. Концентрации SO2 максимальна в урбанизированной местности (в 2 раза выше, <text:tab/>чем в сельской), что вероятно связано с наличием там заводов и тепловых станций. <text:tab/>Почему в <text:tab/>suburban местности средняя концентрация почти в 2 раза меньше, чем в <text:tab/>сельской, неясно.</text:p>
      <text:p text:style-name="P26"><text:span text:style-name="T8"><text:tab/>5.2.</text:span>4. Концентрации NO2 максимальна в урбанизированной местности (в 1.5 раза <text:tab/>выше, чем в сельской), и немного выше в suburban. Что вероятно связано с большим <text:tab/>количеством транспорта в них.</text:p>
      <text:p text:style-name="P24">5.3. Анализ концентраций в разрезе направленности станций.</text:p>
      <text:p text:style-name="P24"><text:tab/>5.3.1. Концентрации О3 для станций background несколько выше, но существенно для <text:tab/>разных направленностей станций не отличаются.</text:p>
      <text:p text:style-name="P24"><text:tab/>5.3.2. Концентрации PM2.5, PM10, CO существенно для разных направленностей <text:tab/>станций не отличаются, в industrial / traffic немного выше.</text:p>
      <text:p text:style-name="P24"><text:soft-page-break/><text:tab/>5.3.3. Данных о SO2 для станций traffic нет. Для industrial в 3 раза выше, чем для и <text:tab/>background.</text:p>
      <text:p text:style-name="P24"><text:tab/>5.3.4. Концентрации NO2 в среднем почти в 2 раза выше для станций traffic, чем для <text:tab/>background, и почти в 1,5 раза выше для станций industrial, чем для background</text:p>
      <text:p text:style-name="P36">DK+RS:</text:p>
      <text:p text:style-name="P27">5.4. <text:span text:style-name="T8">SO2:</text:span><text:span text:style-name="T18"> </text:span><text:span text:style-name="T19">Д</text:span><text:span text:style-name="T76">ля Сербии</text:span><text:span text:style-name="T18"> </text:span><text:span text:style-name="T69">каких-либо существенных отличий как в разрезе типов местности, так и в разрезе типов станций выявлено не было. </text:span><text:span text:style-name="T72">В категории </text:span><text:span text:style-name="T17">industrial </text:span><text:span text:style-name="T72">наблюдается незначительно более высокое медианное значение концентрации. Точно так же </text:span><text:span text:style-name="T17">rural </text:span><text:span text:style-name="T72">немного превышает категории </text:span><text:span text:style-name="T17">suburban </text:span><text:span text:style-name="T72">и </text:span><text:span text:style-name="T17">urban. </text:span><text:span text:style-name="T72">Для Дании для данного загрязнителя есть только 1 тип станций.</text:span></text:p>
      <text:p text:style-name="P27">5.<text:span text:style-name="T67">5</text:span>. <text:span text:style-name="T27">PM10: </text:span><text:span text:style-name="T32">Для Сербии</text:span><text:span text:style-name="T27"> </text:span><text:span text:style-name="T28">в категории </text:span><text:span text:style-name="T35">suburban </text:span><text:span text:style-name="T28">медианное значение концентрации выше, чем в </text:span><text:span text:style-name="T35">urban. </text:span><text:span text:style-name="T28">В разрезе типов станций заметно выделяется категория i</text:span><text:span text:style-name="T35">ndustrial. traffic </text:span><text:span text:style-name="T28">и </text:span><text:span text:style-name="T35">background </text:span><text:span text:style-name="T28">имеют </text:span><text:span text:style-name="T35">п</text:span><text:span text:style-name="T28">римерно одинаковые медианные значения. </text:span><text:span text:style-name="T32">А для Дании наблюдается несколько другая картина: категория </text:span><text:span text:style-name="T37">urban </text:span><text:span text:style-name="T32">превосходит </text:span><text:span text:style-name="T37">rural-regional, </text:span><text:span text:style-name="T32">а в категории типа станции из имеющихся двух </text:span><text:span text:style-name="T37">traffic </text:span><text:span text:style-name="T32">почти в два раза превосходит </text:span><text:span text:style-name="T37">background.</text:span></text:p>
      <text:p text:style-name="P28">5.<text:span text:style-name="T67">6</text:span>. <text:span text:style-name="T8">О3: </text:span><text:span text:style-name="T76">Н</text:span><text:span text:style-name="T69">аблюдается очень сильный перекос в сторону </text:span><text:span text:style-name="T13">rural </text:span><text:span text:style-name="T70">относительно </text:span><text:span text:style-name="T14">urban </text:span><text:span text:style-name="T70">(больше чем в два раза) </text:span><text:span text:style-name="T76">для датасета Сербии</text:span><text:span text:style-name="T13">. </text:span><text:span text:style-name="T70">При этом данные для категории </text:span><text:span text:style-name="T35">suburban </text:span><text:span text:style-name="T29">отсутствуют</text:span><text:span text:style-name="T35">. </text:span><text:span text:style-name="T69">Возможно это связано с тем, что в </text:span><text:span text:style-name="T70">Сербии </text:span><text:span text:style-name="T69">большинство предприятий, вырабатывающих данный загрязнитель <text:s/>располагается </text:span><text:span text:style-name="T70">в удаленных от городов местах</text:span><text:span text:style-name="T69">. </text:span><text:span text:style-name="T70">При этом в разбивке по типам станции отсутствует тип </text:span><text:span text:style-name="T28">i</text:span><text:span text:style-name="T35">ndustrial</text:span><text:span text:style-name="T36">, </text:span><text:span text:style-name="T29">а медианное значение </text:span><text:span text:style-name="T36">background </text:span><text:span text:style-name="T29">станций почти в 5 раз выше чем в </text:span><text:span text:style-name="T35">traffic. </text:span><text:span text:style-name="T32">Для Дании наблюдается более ровное распределение, в </text:span><text:span text:style-name="T37">urban </text:span><text:span text:style-name="T32">немного ниже чем в </text:span><text:span text:style-name="T37">rural </text:span><text:span text:style-name="T32">и </text:span><text:span text:style-name="T37">rural-regional. </text:span><text:span text:style-name="T32">А в разрезе типов станций из имеющихся двух категорий медианное значение в </text:span><text:span text:style-name="T37">background</text:span><text:span text:style-name="T32"> существенно превышает </text:span><text:span text:style-name="T37">traffic. </text:span></text:p>
      <text:p text:style-name="P29">5.<text:span text:style-name="T67">7</text:span>. <text:span text:style-name="T8">NO2: </text:span><text:span text:style-name="T76">Для Сербии </text:span><text:span text:style-name="T70">наибольшая медианная концентрация наблюдается в </text:span><text:span text:style-name="T14">urban, </text:span><text:span text:style-name="T70">она больше чем в два раза выше чем в </text:span><text:span text:style-name="T14">suburban. </text:span><text:span text:style-name="T70">А </text:span><text:span text:style-name="T14">suburban, </text:span><text:span text:style-name="T70">в свою очередь, </text:span><text:span text:style-name="T71">больше чем в два раза чем в </text:span><text:span text:style-name="T15">rural. </text:span><text:span text:style-name="T71">Т.е. прослеживается довольно четкая зависимость медианной концентрации от удаленности станций от городов. </text:span><text:span text:style-name="T76">Аналогично и для Дании, наблюдается плавное поэтапное повышение при переходе </text:span><text:span text:style-name="T19">rural→rural-regional→suburban→urban. </text:span><text:span text:style-name="T71">Скорее всего это связано с тем, что данный загрязнитель вырабатывается преимущественно при сжигании автомобильного топлива. В разрезе типов станций</text:span><text:span text:style-name="T15"> </text:span><text:span text:style-name="T77">как </text:span><text:span text:style-name="T20">д</text:span><text:span text:style-name="T77">ля Сербии так и для Дании</text:span><text:span text:style-name="T15"> </text:span><text:span text:style-name="T71">это косвенно подтверждается тем, что медианное значение </text:span><text:span text:style-name="T35">traffic </text:span><text:span text:style-name="T38">з</text:span><text:span text:style-name="T33">аметно превышает другие категории</text:span><text:span text:style-name="T35">.</text:span></text:p>
      <text:p text:style-name="P32">5.<text:span text:style-name="T67">8</text:span>. <text:span text:style-name="T8">CO: </text:span><text:span text:style-name="T77">Для обеих стран </text:span><text:span text:style-name="T71">наблюдается незначительное поэтапное возрастание медианных значений при движении от категории </text:span><text:span text:style-name="T15">rural </text:span><text:span text:style-name="T71">к </text:span><text:span text:style-name="T15">suburban </text:span><text:span text:style-name="T71">и к </text:span><text:span text:style-name="T15">urban </text:span><text:span text:style-name="T77">(хотя для Дании здесь только 2 вида станций </text:span><text:span text:style-name="T15">rural-</text:span><text:span text:style-name="T22">regional </text:span><text:span text:style-name="T80">и </text:span><text:span text:style-name="T22">urban</text:span><text:span text:style-name="T77">)</text:span><text:span text:style-name="T15">. </text:span><text:span text:style-name="T71">А при просмотре </text:span><text:span text:style-name="T77">типов станций Сербии</text:span><text:span text:style-name="T71"> видно, что в </text:span><text:span text:style-name="T28">i</text:span><text:span text:style-name="T35">ndustrial </text:span><text:span text:style-name="T30">медианное значение </text:span><text:span text:style-name="T31">примерно на 20-25% ниже чем в других двух категориях</text:span><text:span text:style-name="T30">(у которых </text:span><text:span text:style-name="T31">они практически равны</text:span><text:span text:style-name="T30">). </text:span><text:span text:style-name="T33">Для Дании получилась более ожидаемая картина, при которой </text:span><text:span text:style-name="T38">traffic </text:span><text:span text:style-name="T33">превосходит </text:span><text:span text:style-name="T38">background.</text:span></text:p>
      <text:p text:style-name="P30">5.<text:span text:style-name="T22">9</text:span>. <text:span text:style-name="T8">PM2.5: </text:span><text:span text:style-name="T78">Для данного загрязнителя для обеих стран результаты практически полностью перекликаются с таковыми полученными для </text:span><text:span text:style-name="T21">PM10 </text:span><text:span text:style-name="T78">(правда различия между разными категориями немного поменьше, но в целом очень похоже)</text:span><text:span text:style-name="T21">, </text:span><text:span text:style-name="T78">что в принципе и понятно, учитывая их сильную корреляцию и то что они образуются при одних и тех же процессах.</text:span></text:p>
      <text:p text:style-name="P24"/>
      <text:h text:style-name="P45" text:outline-level="3"><text:soft-page-break/>6. Временные ряды концентраций загрязнителей</text:h>
      <text:p text:style-name="P34">NL:</text:p>
      <text:p text:style-name="P24">6.1. На графике концентрации О3 видна сезонность с пиками летом и минимума зимой. Вероятно это связано с механизмом образования О3 через NOx соединения, которые могут выделяться при аграрных и вегетационных процессах. Преимущественно эти процессы приходятся на лето и высокие температуры. Также на лето приходятся выбросы, причем сравнивая 2 станции складывается впечатление, что выбросы приходятся на одни и те же даты. Возможно <text:span text:style-name="T68">эт</text:span>о связано с какими-то массовыми сель<text:span text:style-name="T68">скохозяйственными</text:span> работами.</text:p>
      <text:p text:style-name="P24">6.2. На графике концентрации PM2.5 также видна сезонность, но видна не так явно, требуется проверка. Небольшой подъем приходится на начало года. Поскольку PM2.5 активно выделяется при сжигании топлива, то повышенные концентрации могут быть связаны с активным отопительным сезоном, т.е. с периодами низких температур. Так же четко на начало каждого года приходятся огромные выбросы. Есть предположение, что это связано с рождественскими фейерверками.</text:p>
      <text:p text:style-name="P24">6.3. График концентрации PM10 очень похож на график PM2.5, что и понятно, потому что эти загрязнители производятся одними и теми же технологическими и природными процессами. Но для PM10 есть большие выбросы на начало года, но есть и другие. Надо посмотреть на какие даты они приходятся. Так же приведен нетипичный график, станция находится на границе города по тем же координатам, что и станция измерения PM2.5 с графика с "рождественскими" выбросами, что неожиданно. Может быть оборудование настроено иначе.</text:p>
      <text:p text:style-name="P24">6.4. График концентрации CO также на первый взгляд имеет сезонность с подъемами зимой и спадами летом. Вероятно это связано с более активным сжиганием топлива в отопительные сезоны.</text:p>
      <text:p text:style-name="P24">6.5. График концентрации SO2 возможно имеет убывающий тренд. Кажется также, что есть некоторая сезонность с убыванием концентрации летом. На одном из графиков видно, что внезапно изменилась структура данных, стало меньше отрицательных значений. Возможно сменили оборудование.</text:p>
      <text:p text:style-name="P24">6.6. На график концентрации NO2 видно, что выбросы невелики. Это можно объяснить тем, что основным источником NO2 являются дизельные двигатели и ситуаций, когда их начинают внезапно использовать намного больше обычного, нетипичны. Возможно есть сезонность с подъемом зимой и спуском летом, что можно также объяснить особенностями работы двигателей при низких температурах. Данных после 2018 года нет, объяснения этому пока не найдены.</text:p>
      <text:p text:style-name="P36">DK+RS:</text:p>
      <text:p text:style-name="P38"><text:span text:style-name="T66">6.7. Для усредненному timeseries по всем станциям Сербии хорошо видна сезонность для 1(SO2), 5(PM10), 7(O3), 10(CO), 6001(PM2.5). Для 8(NO2) тоже вполне можно уловить определенную сезонность/цикличность, но чуть менее выраженную, чем для других загрязнителей. </text:span><text:span text:style-name="T78">Помимо </text:span><text:span text:style-name="T21">timeseries </text:span><text:span text:style-name="T78">усредненным по всем станциям, были построены </text:span><text:span text:style-name="T21">timeseries </text:span><text:span text:style-name="T79">на основе отдельных выбранных станций с наибольшим количеством данных, </text:span><text:span text:style-name="T78">по одной </text:span><text:span text:style-name="T79">станции на каждую страну и загрязнитель.</text:span></text:p>
      <text:p text:style-name="P31"><text:soft-page-break/><text:span text:style-name="T78">6</text:span>.<text:span text:style-name="T78">8</text:span>. Для 1(SO2) для Сербии не очень хорошо прослеживаются какие-либо закономерности. У Дании чуть получше, вроде бы даже имеются какие-то намеки на сезонность/цикличность, но из <text:span text:style-name="T79">имеющейся</text:span> картинки сложно сделать какие-то выводы.</text:p>
      <text:p text:style-name="P31"><text:span text:style-name="T78">6</text:span>.<text:span text:style-name="T79">9</text:span>. <text:span text:style-name="T37">То же самое для 5(PM10). У Сербии для выбранной станции</text:span><text:span text:style-name="T32"> </text:span><text:span text:style-name="T34">представлены</text:span><text:span text:style-name="T32"> </text:span><text:span text:style-name="T37">неполные данные. Но несмотря на это, можно увидеть сезонное цикличное повышение в декабре-январе. Для Дании вроде бы тоже можно уловить какую-то цикличность, но опять же по приведенным timeseries сложно делать какие-то серьезные достоверные выводы.</text:span></text:p>
      <text:p text:style-name="P31"><text:span text:style-name="T78">6</text:span>.<text:span text:style-name="T79">10</text:span>. <text:span text:style-name="T37">Для 7(O3) для обеих стран имеется четко прослеживаемая сезонность, с пиками в середине года.</text:span></text:p>
      <text:p text:style-name="P31"><text:span text:style-name="T78">6</text:span>.<text:span text:style-name="T78">1</text:span><text:span text:style-name="T79">1</text:span>. <text:span text:style-name="T35">Для 8(NO2) для Сербии timeseries не очень хороший. А вот для Дании хорошо видна сезонность с максимумами примерно в декабре-январе</text:span></text:p>
      <text:p text:style-name="P31"><text:span text:style-name="T78">6</text:span>.<text:span text:style-name="T78">1</text:span><text:span text:style-name="T79">2</text:span>. <text:span text:style-name="T38">Для 10(CO) для обеих стран прослеживается сезонность, с пиками в конце года. Хотя у Дании сезонность выражена чуть меньше.</text:span></text:p>
      <text:p text:style-name="P31"><text:span text:style-name="T78">6</text:span>.<text:span text:style-name="T78">1</text:span><text:span text:style-name="T79">3</text:span>. Для 6001(PM2.5) для обеих стран тоже можно уловить сезонность, с пиками в конце года.</text:p>
      <text:p text:style-name="P25"/>
      <text:h text:style-name="P48" text:outline-level="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1.6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1T15:33:12.380892522</meta:creation-date>
    <dc:date>2022-12-02T17:30:34.214000000</dc:date>
    <meta:editing-duration>PT57M57S</meta:editing-duration>
    <meta:editing-cycles>15</meta:editing-cycles>
    <meta:generator>LibreOffice/7.2.7.2$Windows_X86_64 LibreOffice_project/8d71d29d553c0f7dcbfa38fbfda25ee34cce99a2</meta:generator>
    <meta:document-statistic meta:table-count="0" meta:image-count="0" meta:object-count="0" meta:page-count="8" meta:paragraph-count="99" meta:word-count="2921" meta:character-count="20863" meta:non-whitespace-character-count="18007"/>
  </office:meta>
</office:document-meta>
</file>